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9704" calcext:value-type="float">
            <text:p>0.6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20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91312" calcext:value-type="float">
            <text:p>0.5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9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7056" calcext:value-type="float">
            <text:p>0.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8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86968" calcext:value-type="float">
            <text:p>0.8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7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6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6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04916</text:p>
          </table:table-cell>
          <table:table-cell office:value-type="string" calcext:value-type="string">
            <text:p>17N 25W 28AB:8848</text:p>
          </table:table-cell>
          <table:table-cell office:value-type="string" calcext:value-type="string">
            <text:p>201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86384" calcext:value-type="float">
            <text:p>0.7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0" meta:object-count="0"/>
    <meta:user-defined meta:name="AppVersion">3.0</meta:user-defined>
  </office:meta>
</office:document-meta>
</file>